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b35" officeooo:paragraph-rsid="001c1b35"/>
    </style:style>
    <style:style style:name="P2" style:family="paragraph" style:parent-style-name="Standard">
      <style:text-properties officeooo:rsid="001dd1f2" officeooo:paragraph-rsid="001dd1f2"/>
    </style:style>
    <style:style style:name="P3" style:family="paragraph" style:parent-style-name="Standard">
      <style:text-properties officeooo:rsid="0020e156" officeooo:paragraph-rsid="0020e156"/>
    </style:style>
    <style:style style:name="P4" style:family="paragraph" style:parent-style-name="Standard">
      <style:text-properties officeooo:rsid="002151fc" officeooo:paragraph-rsid="002151fc"/>
    </style:style>
    <style:style style:name="P5" style:family="paragraph" style:parent-style-name="Standard">
      <style:text-properties officeooo:rsid="0022856c" officeooo:paragraph-rsid="0022856c"/>
    </style:style>
    <style:style style:name="P6" style:family="paragraph" style:parent-style-name="Standard">
      <style:text-properties officeooo:rsid="00240a0e" officeooo:paragraph-rsid="00240a0e"/>
    </style:style>
    <style:style style:name="P7" style:family="paragraph" style:parent-style-name="Standard">
      <style:text-properties officeooo:rsid="00242734" officeooo:paragraph-rsid="00242734"/>
    </style:style>
    <style:style style:name="P8" style:family="paragraph" style:parent-style-name="Standard">
      <style:text-properties officeooo:rsid="00242734" officeooo:paragraph-rsid="00242734"/>
    </style:style>
    <style:style style:name="P9" style:family="paragraph" style:parent-style-name="Standard">
      <style:text-properties officeooo:rsid="0025478a" officeooo:paragraph-rsid="0025478a"/>
    </style:style>
    <style:style style:name="T1" style:family="text">
      <style:text-properties officeooo:rsid="002151fc"/>
    </style:style>
    <style:style style:name="T2" style:family="text">
      <style:text-properties officeooo:rsid="00242734"/>
    </style:style>
    <style:style style:name="T3" style:family="text">
      <style:text-properties officeooo:rsid="0025478a"/>
    </style:style>
    <style:style style:name="T4" style:family="text">
      <style:text-properties officeooo:rsid="002577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ode de machine learning</text:p>
      <text:p text:style-name="P1"/>
      <text:p text:style-name="P1">processode ml que temos</text:p>
      <text:p text:style-name="P1"/>
      <text:p text:style-name="P1"/>
      <text:p text:style-name="P1">4 tipos de método de aprendizado:</text:p>
      <text:p text:style-name="P1">supervisionado;</text:p>
      <text:p text:style-name="P1"/>
      <text:p text:style-name="P1">não-supervisionado → base daddo que n tem rótulo, tem que encontrar os agrupamentos;</text:p>
      <text:p text:style-name="P1"/>
      <text:p text:style-name="P1">semi-supervisonado → o modelo será treinado com dados que tem rótulos e não tem rótulos;</text:p>
      <text:p text:style-name="P1"/>
      <text:p text:style-name="P1">aprendizdo por reforço → muito ligado com aprendizado por experiências. O modelo terá um comportamento nesse ambiente que irá impor algumas coisas. Os acertos do modelo serão recompensados e os erros penalizados. <text:span text:style-name="T1">Terá status de como ficou após as ações.</text:span></text:p>
      <text:p text:style-name="P1"/>
      <text:p text:style-name="P1"/>
      <text:p text:style-name="P1"/>
      <text:p text:style-name="P2">Regressão – função que melhor aproxima esses pontos</text:p>
      <text:p text:style-name="P2"/>
      <text:p text:style-name="P2"/>
      <text:p text:style-name="P3">classificação – ao invés de ter uma função que mellhor reperesenta os dados, eu vou encontrar uma que melhor os separa</text:p>
      <text:p text:style-name="P3"/>
      <text:p text:style-name="P3">principal diferença classificação e regressão – regressão é valor/label contínuo e classificação é discreto</text:p>
      <text:p text:style-name="P3"/>
      <text:p text:style-name="P3"/>
      <text:p text:style-name="P4">piloto automático – aplicação legal para aprendizando por reforço (está mais ligado a robô)</text:p>
      <text:p text:style-name="P4"/>
      <text:p text:style-name="P4">* processos de machine learning:</text:p>
      <text:p text:style-name="P4"/>
      <text:p text:style-name="P4">coleta de dados;</text:p>
      <text:p text:style-name="P4">limpeza de dados;</text:p>
      <text:p text:style-name="P4">seleção de características;</text:p>
      <text:p text:style-name="P4">treinar o modelo;</text:p>
      <text:p text:style-name="P4">avaliar o modelo;</text:p>
      <text:p text:style-name="P4">caso avalie ruim, volta de novo;</text:p>
      <text:p text:style-name="P4">depois só integrar, fazer o deploy</text:p>
      <text:p text:style-name="P4"/>
      <text:p text:style-name="P4">* <text:s/>treinamento →</text:p>
      <text:p text:style-name="P4"/>
      <text:p text:style-name="P5">base de dados : quebra em treinamento e teste (ficam dois sets)</text:p>
      <text:p text:style-name="P5"/>
      <text:p text:style-name="P5">limpeza de dados, reduzria a dimensão dos dados, </text:p>
      <text:p text:style-name="P5"/>
      <text:p text:style-name="P6">métodos de seleção de caracterísitcas:</text:p>
      <text:p text:style-name="P6">1. Filter: <text:span text:style-name="T3">seleciona um conjunto</text:span></text:p>
      <text:p text:style-name="P6">2. Wrapper: <text:span text:style-name="T2">seleciona mais de um conjunto</text:span></text:p>
      <text:p text:style-name="P7">3. Embedded: pega um conjunto por mês, treina, <text:span text:style-name="T3">avalia e gera um subconjunto</text:span> </text:p>
      <text:p text:style-name="P7"><text:soft-page-break/>* continuar em 01:20:00*</text:p>
      <text:p text:style-name="P7"/>
      <text:p text:style-name="P7"/>
      <text:p text:style-name="P9">procedijmento pra gerar o modelo: ter a base de dados completas, fazer o hold out, treinar, validar, treinar e avaliar, sair dos dados de treinamento e testar o modelo com os dados de teste, testa modelo e se tiver bom, faz o deploy, faz o refinamento do modelo (fine-tuning)</text:p>
      <text:p text:style-name="P9"/>
      <text:p text:style-name="P9">m,odelo bom: alta capoacidade de generalizaração, alta taxa de acerto, modelo interpretável, consegue avaliar as dsaídad dos métodos interntok,s alta velocidade na fase de predição (teste), <text:span text:style-name="T4">praticabilidade (predição tem que ter uma taxa boa, embora a base cresça)</text:span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8:20:12.747981032</meta:creation-date>
    <dc:date>2021-11-13T11:46:21.977894630</dc:date>
    <meta:editing-duration>PT17M1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312" meta:character-count="1958" meta:non-whitespace-character-count="1668"/>
  </office:meta>
</office:document-meta>
</file>